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office:value-type="float" office:value="4253458" calcext:value-type="float">
            <text:p>425345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862" calcext:value-type="float">
            <text:p>629862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895980" calcext:value-type="float">
            <text:p>35895980</text:p>
          </table:table-cell>
          <table:table-cell table:style-name="ce26" office:value-type="float" office:value="64543" calcext:value-type="float">
            <text:p>64543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26" office:value-type="float" office:value="3983692" calcext:value-type="float">
            <text:p>398369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office:value-type="float" office:value="4264483" calcext:value-type="float">
            <text:p>4264483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30497" calcext:value-type="float">
            <text:p>630497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049015" calcext:value-type="float">
            <text:p>36049015</text:p>
          </table:table-cell>
          <table:table-cell table:style-name="ce26" office:value-type="float" office:value="64568" calcext:value-type="float">
            <text:p>64568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26" office:value-type="float" office:value="3993702" calcext:value-type="float">
            <text:p>399370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office:value-type="float" office:value="4273885" calcext:value-type="float">
            <text:p>427388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631299" calcext:value-type="float">
            <text:p>631299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176471" calcext:value-type="float">
            <text:p>36176471</text:p>
          </table:table-cell>
          <table:table-cell table:style-name="ce26" office:value-type="float" office:value="64639" calcext:value-type="float">
            <text:p>64639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005933" calcext:value-type="float">
            <text:p>400593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office:value-type="float" office:value="4285171" calcext:value-type="float">
            <text:p>428517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31879" calcext:value-type="float">
            <text:p>631879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6301744" calcext:value-type="float">
            <text:p>36301744</text:p>
          </table:table-cell>
          <table:table-cell table:style-name="ce26" office:value-type="float" office:value="64693" calcext:value-type="float">
            <text:p>6469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17658" calcext:value-type="float">
            <text:p>4017658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6" calcext:value-type="date">
            <text:p>08/06/21</text:p>
          </table:table-cell>
          <table:table-cell table:style-name="ce26" office:value-type="float" office:value="4295478" calcext:value-type="float">
            <text:p>42954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2641" calcext:value-type="float">
            <text:p>63264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447123" calcext:value-type="float">
            <text:p>36447123</text:p>
          </table:table-cell>
          <table:table-cell table:style-name="ce26" office:value-type="float" office:value="64733" calcext:value-type="float">
            <text:p>64733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032023" calcext:value-type="float">
            <text:p>403202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7" calcext:value-type="date">
            <text:p>08/07/21</text:p>
          </table:table-cell>
          <table:table-cell table:style-name="ce26" office:value-type="float" office:value="4303902" calcext:value-type="float">
            <text:p>430390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2987" calcext:value-type="float">
            <text:p>632987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6518948" calcext:value-type="float">
            <text:p>36518948</text:p>
          </table:table-cell>
          <table:table-cell table:style-name="ce26" office:value-type="float" office:value="64752" calcext:value-type="float">
            <text:p>6475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4039623" calcext:value-type="float">
            <text:p>4039623</text:p>
          </table:table-cell>
          <table:table-cell table:style-name="ce26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8-08" calcext:value-type="date">
            <text:p>08/08/21</text:p>
          </table:table-cell>
          <table:table-cell table:style-name="ce26" office:value-type="float" office:value="4314067" calcext:value-type="float">
            <text:p>431406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3116" calcext:value-type="float">
            <text:p>633116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6543338" calcext:value-type="float">
            <text:p>36543338</text:p>
          </table:table-cell>
          <table:table-cell table:style-name="ce26" office:value-type="float" office:value="64786" calcext:value-type="float">
            <text:p>64786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046728" calcext:value-type="float">
            <text:p>404672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09" calcext:value-type="date">
            <text:p>08/09/21</text:p>
          </table:table-cell>
          <table:table-cell table:style-name="ce26" office:value-type="float" office:value="4320111" calcext:value-type="float">
            <text:p>4320111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33799" calcext:value-type="float">
            <text:p>633799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780480" calcext:value-type="float">
            <text:p>36780480</text:p>
          </table:table-cell>
          <table:table-cell table:style-name="ce26" office:value-type="float" office:value="64797" calcext:value-type="float">
            <text:p>647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4062369" calcext:value-type="float">
            <text:p>40623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0" calcext:value-type="date">
            <text:p>08/10/21</text:p>
          </table:table-cell>
          <table:table-cell table:style-name="ce26" office:value-type="float" office:value="4332085" calcext:value-type="float">
            <text:p>4332085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634662" calcext:value-type="float">
            <text:p>634662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6892215" calcext:value-type="float">
            <text:p>36892215</text:p>
          </table:table-cell>
          <table:table-cell table:style-name="ce26" office:value-type="float" office:value="64852" calcext:value-type="float">
            <text:p>6485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76572" calcext:value-type="float">
            <text:p>407657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1" calcext:value-type="date">
            <text:p>08/11/21</text:p>
          </table:table-cell>
          <table:table-cell table:style-name="ce26" office:value-type="float" office:value="4342238" calcext:value-type="float">
            <text:p>434223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5636" calcext:value-type="float">
            <text:p>635636</text:p>
          </table:table-cell>
          <table:table-cell table:style-name="ce12" office:value-type="percentage" office:value="0.0015" calcext:value-type="percentage">
            <text:p>0.15%</text:p>
          </table:table-cell>
          <table:table-cell table:style-name="ce26" office:value-type="float" office:value="37055916" calcext:value-type="float">
            <text:p>3705591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088826" calcext:value-type="float">
            <text:p>4088826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2" calcext:value-type="date">
            <text:p>08/12/21</text:p>
          </table:table-cell>
          <table:table-cell table:style-name="ce26" office:value-type="float" office:value="4352687" calcext:value-type="float">
            <text:p>435268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6298" calcext:value-type="float">
            <text:p>636298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7203649" calcext:value-type="float">
            <text:p>37203649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00889" calcext:value-type="float">
            <text:p>410088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3" calcext:value-type="date">
            <text:p>08/13/21</text:p>
          </table:table-cell>
          <table:table-cell table:style-name="ce26" office:value-type="float" office:value="4362752" calcext:value-type="float">
            <text:p>4362752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7161" calcext:value-type="float">
            <text:p>637161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7364700" calcext:value-type="float">
            <text:p>37364700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16145" calcext:value-type="float">
            <text:p>4116145</text:p>
          </table:table-cell>
          <table:table-cell table:style-name="ce26" office:value-type="float" office:value="6398" calcext:value-type="float">
            <text:p>6398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14" calcext:value-type="date">
            <text:p>08/14/21</text:p>
          </table:table-cell>
          <table:table-cell table:style-name="ce26" office:value-type="float" office:value="4371519" calcext:value-type="float">
            <text:p>437151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37439" calcext:value-type="float">
            <text:p>637439</text:p>
          </table:table-cell>
          <table:table-cell table:style-name="ce12" office:value-type="percentage" office:value="0.0016" calcext:value-type="percentage">
            <text:p>0.16%</text:p>
          </table:table-cell>
          <table:table-cell table:style-name="ce26" office:value-type="float" office:value="37435835" calcext:value-type="float">
            <text:p>37435835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24808" calcext:value-type="float">
            <text:p>412480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5" calcext:value-type="date">
            <text:p>08/15/21</text:p>
          </table:table-cell>
          <table:table-cell table:style-name="ce26" office:value-type="float" office:value="4379088" calcext:value-type="float">
            <text:p>437908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37561" calcext:value-type="float">
            <text:p>637561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7466718" calcext:value-type="float">
            <text:p>37466718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31332" calcext:value-type="float">
            <text:p>413133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6" calcext:value-type="date">
            <text:p>08/16/21</text:p>
          </table:table-cell>
          <table:table-cell table:style-name="ce26" office:value-type="float" office:value="4387705" calcext:value-type="float">
            <text:p>4387705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8798" calcext:value-type="float">
            <text:p>638798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7736986" calcext:value-type="float">
            <text:p>3773698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48555" calcext:value-type="float">
            <text:p>414855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7" calcext:value-type="date">
            <text:p>08/17/21</text:p>
          </table:table-cell>
          <table:table-cell table:style-name="ce26" office:value-type="float" office:value="4399441" calcext:value-type="float">
            <text:p>439944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0089" calcext:value-type="float">
            <text:p>64008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37894996" calcext:value-type="float">
            <text:p>3789499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63495" calcext:value-type="float">
            <text:p>416349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8" calcext:value-type="date">
            <text:p>08/18/21</text:p>
          </table:table-cell>
          <table:table-cell table:style-name="ce26" office:value-type="float" office:value="4411086" calcext:value-type="float">
            <text:p>4411086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1346" calcext:value-type="float">
            <text:p>641346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8072656" calcext:value-type="float">
            <text:p>3807265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76518" calcext:value-type="float">
            <text:p>417651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9" calcext:value-type="date">
            <text:p>08/19/21</text:p>
          </table:table-cell>
          <table:table-cell table:style-name="ce26" office:value-type="float" office:value="4421897" calcext:value-type="float">
            <text:p>442189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43112" calcext:value-type="float">
            <text:p>643112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38231787" calcext:value-type="float">
            <text:p>38231787</text:p>
          </table:table-cell>
          <table:table-cell table:style-name="ce26" office:value-type="float" office:value="64932" calcext:value-type="float">
            <text:p>6493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26" office:value-type="float" office:value="4192095" calcext:value-type="float">
            <text:p>4192095</text:p>
          </table:table-cell>
          <table:table-cell table:style-name="ce26" office:value-type="float" office:value="6544" calcext:value-type="float">
            <text:p>6544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20" calcext:value-type="date">
            <text:p>08/20/21</text:p>
          </table:table-cell>
          <table:table-cell table:style-name="ce26" office:value-type="float" office:value="4432468" calcext:value-type="float">
            <text:p>443246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44281" calcext:value-type="float">
            <text:p>644281</text:p>
          </table:table-cell>
          <table:table-cell table:style-name="ce12" office:value-type="percentage" office:value="0.0018" calcext:value-type="percentage">
            <text:p>0.18%</text:p>
          </table:table-cell>
          <table:table-cell table:style-name="ce26" office:value-type="float" office:value="38398596" calcext:value-type="float">
            <text:p>38398596</text:p>
          </table:table-cell>
          <table:table-cell table:style-name="ce26" office:value-type="float" office:value="65038" calcext:value-type="float">
            <text:p>65038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26" office:value-type="float" office:value="4218769" calcext:value-type="float">
            <text:p>42187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1" calcext:value-type="date">
            <text:p>08/21/21</text:p>
          </table:table-cell>
          <table:table-cell table:style-name="ce26" office:value-type="float" office:value="4440976" calcext:value-type="float">
            <text:p>4440976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44840" calcext:value-type="float">
            <text:p>644840</text:p>
          </table:table-cell>
          <table:table-cell table:style-name="ce12" office:value-type="percentage" office:value="0.0008" calcext:value-type="percentage">
            <text:p>0.08%</text:p>
          </table:table-cell>
          <table:table-cell table:style-name="ce26" office:value-type="float" office:value="38519294" calcext:value-type="float">
            <text:p>38519294</text:p>
          </table:table-cell>
          <table:table-cell table:style-name="ce26" office:value-type="float" office:value="65096" calcext:value-type="float">
            <text:p>6509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26" office:value-type="float" office:value="4227891" calcext:value-type="float">
            <text:p>4227891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2" calcext:value-type="date">
            <text:p>08/22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3" calcext:value-type="date">
            <text:p>08/23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4" calcext:value-type="date">
            <text:p>08/24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5" calcext:value-type="date">
            <text:p>08/25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6" calcext:value-type="date">
            <text:p>08/26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7" calcext:value-type="date">
            <text:p>08/27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8" calcext:value-type="date">
            <text:p>08/28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9" calcext:value-type="date">
            <text:p>08/29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30" calcext:value-type="date">
            <text:p>08/30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31" calcext:value-type="date">
            <text:p>08/31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1" calcext:value-type="date">
            <text:p>09/01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 table:number-rows-repeated="61">
          <table:table-cell table:style-name="ce26" table:number-columns-repeated="7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1">00/00/0000</text:date>, <text:time style:data-style-name="N2" text:time-value="20:57:13.3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8-21T21:01:24.019000000</dc:date>
    <meta:editing-duration>PT5H43M54S</meta:editing-duration>
    <meta:editing-cycles>70</meta:editing-cycles>
    <meta:generator>LibreOffice/7.1.4.2$Windows_X86_64 LibreOffice_project/a529a4fab45b75fefc5b6226684193eb000654f6</meta:generator>
    <meta:document-statistic meta:table-count="1" meta:cell-count="4867" meta:object-count="0"/>
  </office:meta>
</office:document-meta>
</file>